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9510" officeooo:paragraph-rsid="00209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has been intercepted and changed</text:p>
      <text:p text:style-name="P1">This document contains updated instructions for a sensitive tas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17:07.723738521</meta:creation-date>
    <dc:date>2023-03-11T21:23:02.337099873</dc:date>
    <meta:editing-duration>PT2M25S</meta:editing-duration>
    <meta:editing-cycles>3</meta:editing-cycles>
    <meta:generator>LibreOffice/7.4.4.2$Linux_AARCH64 LibreOffice_project/40$Build-2</meta:generator>
    <meta:document-statistic meta:table-count="0" meta:image-count="0" meta:object-count="0" meta:page-count="1" meta:paragraph-count="2" meta:word-count="18" meta:character-count="113" meta:non-whitespace-character-count="9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c000d003b00ca008d0026004c008700b3005200fd005a0052007c005a0082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d8UgpDL42WsB44aKy7JNzQ5/0WTDkxs4dNjNYUGHB7A=</DigestValue>
      </Reference>
      <Reference URI="manifest.rdf">
        <DigestMethod Algorithm="http://www.w3.org/2001/04/xmlenc#sha256"/>
        <DigestValue>rrKXmEsmowvZom8wSzm8fZGiZFdJs1578/RMS5UR3H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BNZ7KHasRCE0ZC5xAHZoJbdF6tf2bjUkCx/8hE8I1TI=</DigestValue>
      </Reference>
      <Reference URI="Thumbnails/thumbnail.png">
        <DigestMethod Algorithm="http://www.w3.org/2001/04/xmlenc#sha256"/>
        <DigestValue>h1NK197Qgz+o2iruyU1nCylOF+bGEoKQtMOf5nyKhR0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56fSa//6fLDTofcVb/x+TBtRtL93TXp1DuIZEf7714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5UFTCvKlnDHBK7Gdpq80JOQ+NYr7JvQFg6Y2dy9Qyf4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NPJmM8pBCc8Fz82ODPol0TZs/1qha8trMXj/7exqpiQ=</DigestValue>
      </Reference>
      <Reference URI="#ID_009a00ff00b300b400590022004100780088008700a1005200a4003b000e00b6">
        <DigestMethod Algorithm="http://www.w3.org/2001/04/xmlenc#sha256"/>
        <DigestValue>c640CmNemSQZXU5R3zSFesn6YS4K1NGquqf5mCt2RYk=</DigestValue>
      </Reference>
      <Reference URI="#idSignedProperties_ID_009c000d003b00ca008d0026004c008700b3005200fd005a0052007c005a0082" Type="http://uri.etsi.org/01903#SignedProperties">
        <DigestMethod Algorithm="http://www.w3.org/2001/04/xmlenc#sha256"/>
        <DigestValue>u46HfP+sswodUTdNWM7bso5Qv8f40B+Qk3S20x5+hQE=</DigestValue>
      </Reference>
    </SignedInfo>
    <SignatureValue>Q2nh78g6ITHYbIQ2G/gPZlDSFaqnLqKnIaqHGCqyDsl6rPvRldvQ6GGXniM9hcLM
vA77kxXaABrKv/SpSRslh5kWGBhD3KUutQmvDpgb6ejCeW5hsyqEnAjhQG1zljap
2bdoRe3d2nibnZGweJiwhPTvzsIHJoOi9VmNTmkURTM5utm94f1wR146ZhVk/mLz
rML5/DXrwUOUovIogiz1UFp7COtKE8WDlGsOqRUWnR7TpgOlCEZ49kIFD6ay10mg
aTDU2zC5csRJnrymtT4nSgdypsjy8OnyKOdntg0soK1oEhI69wufFJNJs4Kb94uu
AV4apW6V/xRLqqRIX5K9dg==</SignatureValue>
    <KeyInfo>
      <X509Data>
        <X509IssuerSerial>
          <X509IssuerName>O=BGE,L=London,ST=London,C=UK</X509IssuerName>
          <X509SerialNumber>498448272680872475128352460875164580719910790748</X509SerialNumber>
        </X509IssuerSerial>
        <X509Certificate>MIIDWzCCAkOgAwIBAgIUV08xjciiplkaNix4TR+ISj11JlwwDQYJKoZIhvcNAQELBQAwPTELMAkGA1UEBhMCVUsxDzANBgNVBAgMBkxvbmRvbjEPMA0GA1UEBwwGTG9uZG9uMQwwCgYDVQQKDANCR0UwHhcNMjMwMzA3MTExNTQ3WhcNMjQwMzA2MTExNTQ3WjA9MQswCQYDVQQGEwJVSzEPMA0GA1UECAwGTG9uZG9uMQ8wDQYDVQQHDAZMb25kb24xDDAKBgNVBAoMA0JHRTCCASIwDQYJKoZIhvcNAQEBBQADggEPADCCAQoCggEBAOD1f2MlIbojdLPgfP1h5aty9yYCjxSmbu11nnm9MwCJi+d7FyFkr7LJZfxOlFiXsmuE+XJMsvlkga6rwgtQ4LgeUZc6+o6aOlszKZIPRNAE9DQXrFU3piP8hJ4AqJh1yIUxxpwKa55W4kqNqkJOnc+X1dgGxy+NwZ2YKHzPk84AmhtjaUoJiT+wfPzdyOHJgZNeC+4NVs/eIlIotAGtkKemqD61nYy6yiPLfDgNfymxSZLQsFTDpn7ysnrqXYb68zoo+b4NFinNJyyUpgi9egbe8M4nn/GqDikNY3qHqyV40bwIZwOFAPq6exoMD4CKvhm4pXRHyjq95WifobvAoY0CAwEAAaNTMFEwHQYDVR0OBBYEFFanPS1CyIGxh5dwAqpw2QtzgFhYMB8GA1UdIwQYMBaAFFanPS1CyIGxh5dwAqpw2QtzgFhYMA8GA1UdEwEB/wQFMAMBAf8wDQYJKoZIhvcNAQELBQADggEBAMYOEBvk6GhW/32+hf6j32kdd8+Lmorg/2U5u+AvTYocWN5gSMLtJbwDFDmeMiSRpEgZ1fDVxirmN2zPokcFXxejvw8JXvLeOMKuGhj5+lngAbfWMI6ANKyDvEDLdC660Z2MLEqp8gB6kiwmR6QsbF4uoREtZUhvK4bFaGAqTnbWYPOoeLG1Tt+SdeMeMcHjZLMY0qXNC8768InNoLEas25fL1vNN/extv6iZgl0rNSJ5x/mjEhzUjMseQ6Koiesr2hvksliCbDRoFHbnNIJoHNx+Axa1ACoOdUzHXCA9mgNi3BGvc3bHxNj8nJSKBh8cf1aGWKzPx9c0g/5ZNeSWYQ=</X509Certificate>
      </X509Data>
    </KeyInfo>
    <Object>
      <SignatureProperties>
        <SignatureProperty Id="ID_009a00ff00b300b400590022004100780088008700a1005200a4003b000e00b6" Target="#ID_009c000d003b00ca008d0026004c008700b3005200fd005a0052007c005a0082">
          <dc:date xmlns:dc="http://purl.org/dc/elements/1.1/">2023-03-11T21:26:49.934883948</dc:date>
        </SignatureProperty>
      </SignatureProperties>
    </Object>
    <Object xmlns:xd="http://uri.etsi.org/01903/v1.3.2#">
      <xd:QualifyingProperties Target="#ID_009c000d003b00ca008d0026004c008700b3005200fd005a0052007c005a0082">
        <xd:SignedProperties Id="idSignedProperties_ID_009c000d003b00ca008d0026004c008700b3005200fd005a0052007c005a0082">
          <xd:SignedSignatureProperties>
            <xd:SigningTime>2023-03-11T21:26:49.934883948</xd:SigningTime>
            <xd:SigningCertificate>
              <xd:Cert>
                <xd:CertDigest>
                  <DigestMethod Algorithm="http://www.w3.org/2001/04/xmlenc#sha256"/>
                  <DigestValue>HFKO5pH4LJ8/QGdCd41XlVWBH2/1vMxuF5/fzcaQE50=</DigestValue>
                </xd:CertDigest>
                <xd:IssuerSerial>
                  <X509IssuerName>O=BGE,L=London,ST=London,C=UK</X509IssuerName>
                  <X509SerialNumber>498448272680872475128352460875164580719910790748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9c000d003b00ca008d0026004c008700b3005200fd005a0052007c005a0082">
          <xd:UnsignedSignatureProperties>
            <xd:CertificateValues>
              <xd:EncapsulatedX509Certificate>MIIDWzCCAkOgAwIBAgIUV08xjciiplkaNix4TR+ISj11JlwwDQYJKoZIhvcNAQELBQAwPTELMAkGA1UEBhMCVUsxDzANBgNVBAgMBkxvbmRvbjEPMA0GA1UEBwwGTG9uZG9uMQwwCgYDVQQKDANCR0UwHhcNMjMwMzA3MTExNTQ3WhcNMjQwMzA2MTExNTQ3WjA9MQswCQYDVQQGEwJVSzEPMA0GA1UECAwGTG9uZG9uMQ8wDQYDVQQHDAZMb25kb24xDDAKBgNVBAoMA0JHRTCCASIwDQYJKoZIhvcNAQEBBQADggEPADCCAQoCggEBAOD1f2MlIbojdLPgfP1h5aty9yYCjxSmbu11nnm9MwCJi+d7FyFkr7LJZfxOlFiXsmuE+XJMsvlkga6rwgtQ4LgeUZc6+o6aOlszKZIPRNAE9DQXrFU3piP8hJ4AqJh1yIUxxpwKa55W4kqNqkJOnc+X1dgGxy+NwZ2YKHzPk84AmhtjaUoJiT+wfPzdyOHJgZNeC+4NVs/eIlIotAGtkKemqD61nYy6yiPLfDgNfymxSZLQsFTDpn7ysnrqXYb68zoo+b4NFinNJyyUpgi9egbe8M4nn/GqDikNY3qHqyV40bwIZwOFAPq6exoMD4CKvhm4pXRHyjq95WifobvAoY0CAwEAAaNTMFEwHQYDVR0OBBYEFFanPS1CyIGxh5dwAqpw2QtzgFhYMB8GA1UdIwQYMBaAFFanPS1CyIGxh5dwAqpw2QtzgFhYMA8GA1UdEwEB/wQFMAMBAf8wDQYJKoZIhvcNAQELBQADggEBAMYOEBvk6GhW/32+hf6j32kdd8+Lmorg/2U5u+AvTYocWN5gSMLtJbwDFDmeMiSRpEgZ1fDVxirmN2zPokcFXxejvw8JXvLeOMKuGhj5+lngAbfWMI6ANKyDvEDLdC660Z2MLEqp8gB6kiwmR6QsbF4uoREtZUhvK4bFaGAqTnbWYPOoeLG1Tt+SdeMeMcHjZLMY0qXNC8768InNoLEas25fL1vNN/extv6iZgl0rNSJ5x/mjEhzUjMseQ6Koiesr2hvksliCbDRoFHbnNIJoHNx+Axa1ACoOdUzHXCA9mgNi3BGvc3bHxNj8nJSKBh8cf1aGWKzPx9c0g/5ZNeSWYQ=</xd:EncapsulatedX509Certificate>
            </xd:CertificateValues>
          </xd:UnsignedSignatureProperties>
        </xd:UnsignedProperties>
      </xd:QualifyingProperties>
    </Object>
  </Signature>
</document-signatures>
</file>